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text-properties officeooo:paragraph-rsid="001090ba"/>
    </style:style>
    <style:style style:name="P2" style:family="paragraph" style:parent-style-name="Contents_20_Heading">
      <style:text-properties officeooo:paragraph-rsid="001090ba"/>
    </style:style>
    <style:style style:name="P3" style:family="paragraph" style:parent-style-name="Text_20_body">
      <style:text-properties officeooo:rsid="00138157" officeooo:paragraph-rsid="00138157"/>
    </style:style>
    <style:style style:name="P4" style:family="paragraph" style:parent-style-name="Text_20_body">
      <style:text-properties officeooo:rsid="00138157" officeooo:paragraph-rsid="00159f17"/>
    </style:style>
    <style:style style:name="P5" style:family="paragraph" style:parent-style-name="Text_20_body">
      <style:text-properties officeooo:rsid="00159f17" officeooo:paragraph-rsid="00159f17"/>
    </style:style>
    <style:style style:name="P6" style:family="paragraph" style:parent-style-name="Text_20_body">
      <style:text-properties officeooo:rsid="0015b65a" officeooo:paragraph-rsid="0015b65a"/>
    </style:style>
    <style:style style:name="P7" style:family="paragraph" style:parent-style-name="Text_20_body">
      <style:text-properties officeooo:rsid="0016e9f5" officeooo:paragraph-rsid="0016e9f5"/>
    </style:style>
    <style:style style:name="P8" style:family="paragraph" style:parent-style-name="Text_20_body">
      <style:text-properties officeooo:rsid="00172b52" officeooo:paragraph-rsid="00172b52"/>
    </style:style>
    <style:style style:name="P9" style:family="paragraph" style:parent-style-name="Text_20_body">
      <style:text-properties officeooo:rsid="0017f00f" officeooo:paragraph-rsid="001b0a1f"/>
    </style:style>
    <style:style style:name="P10" style:family="paragraph" style:parent-style-name="Text_20_body">
      <style:text-properties officeooo:rsid="001c3e8a" officeooo:paragraph-rsid="001c3e8a"/>
    </style:style>
    <style:style style:name="P11" style:family="paragraph" style:parent-style-name="Text_20_body">
      <style:text-properties officeooo:rsid="001dd564" officeooo:paragraph-rsid="001dd564"/>
    </style:style>
    <style:style style:name="P12" style:family="paragraph" style:parent-style-name="Text_20_body">
      <style:text-properties officeooo:rsid="00233d1c" officeooo:paragraph-rsid="0023b43b"/>
    </style:style>
    <style:style style:name="P13" style:family="paragraph" style:parent-style-name="Text_20_body">
      <style:text-properties officeooo:rsid="001fbf0f" officeooo:paragraph-rsid="001fbf0f"/>
    </style:style>
    <style:style style:name="P14" style:family="paragraph" style:parent-style-name="Text_20_body">
      <style:text-properties officeooo:rsid="0023b43b" officeooo:paragraph-rsid="0023b43b"/>
    </style:style>
    <style:style style:name="P15" style:family="paragraph" style:parent-style-name="Text_20_body">
      <style:text-properties officeooo:rsid="0024fb6f" officeooo:paragraph-rsid="0024fb6f"/>
    </style:style>
    <style:style style:name="P16" style:family="paragraph" style:parent-style-name="Text_20_body">
      <style:text-properties officeooo:rsid="00252cac" officeooo:paragraph-rsid="00252cac"/>
    </style:style>
    <style:style style:name="P17" style:family="paragraph" style:parent-style-name="Text_20_body">
      <style:text-properties officeooo:paragraph-rsid="0027ba66"/>
    </style:style>
    <style:style style:name="P18" style:family="paragraph" style:parent-style-name="Text_20_body">
      <style:text-properties officeooo:rsid="00126ac3" officeooo:paragraph-rsid="00151fa8"/>
    </style:style>
    <style:style style:name="P19" style:family="paragraph" style:parent-style-name="Text_20_body">
      <style:text-properties officeooo:rsid="0027ba66" officeooo:paragraph-rsid="0027ba66"/>
    </style:style>
    <style:style style:name="P20" style:family="paragraph" style:parent-style-name="Text_20_body">
      <style:text-properties officeooo:rsid="00151fa8" officeooo:paragraph-rsid="00151fa8"/>
    </style:style>
    <style:style style:name="P21" style:family="paragraph" style:parent-style-name="Title" style:master-page-name="First_20_Page">
      <style:paragraph-properties style:page-number="auto"/>
      <style:text-properties officeooo:paragraph-rsid="001090ba"/>
    </style:style>
    <style:style style:name="P22" style:family="paragraph" style:parent-style-name="Subtitle">
      <style:text-properties officeooo:paragraph-rsid="001090ba"/>
    </style:style>
    <style:style style:name="P23" style:family="paragraph" style:parent-style-name="Subtitle">
      <style:text-properties officeooo:rsid="001090ba" officeooo:paragraph-rsid="001090ba"/>
    </style:style>
    <style:style style:name="P24" style:family="paragraph" style:parent-style-name="Text_20_body">
      <style:text-properties officeooo:rsid="001fbe88" officeooo:paragraph-rsid="001fbe88"/>
    </style:style>
    <style:style style:name="P25" style:family="paragraph" style:parent-style-name="Text_20_body">
      <style:text-properties officeooo:paragraph-rsid="001fbe88"/>
    </style:style>
    <style:style style:name="P26" style:family="paragraph" style:parent-style-name="Text_20_body">
      <style:text-properties officeooo:rsid="001fbf0f" officeooo:paragraph-rsid="001fbf0f"/>
    </style:style>
    <style:style style:name="P27" style:family="paragraph" style:parent-style-name="Text_20_body">
      <style:text-properties officeooo:paragraph-rsid="001090ba"/>
    </style:style>
    <style:style style:name="P28" style:family="paragraph" style:parent-style-name="Text_20_body">
      <style:text-properties fo:language="de" fo:country="DE" officeooo:paragraph-rsid="001090ba"/>
    </style:style>
    <style:style style:name="P29" style:family="paragraph" style:parent-style-name="Heading_20_1" style:list-style-name="">
      <style:paragraph-properties fo:margin-left="0cm" fo:margin-right="0cm" fo:text-indent="0cm" style:auto-text-indent="false"/>
      <style:text-properties officeooo:paragraph-rsid="001090ba"/>
    </style:style>
    <style:style style:name="P30" style:family="paragraph" style:parent-style-name="Heading_20_1" style:list-style-name="WWNum1">
      <style:text-properties officeooo:paragraph-rsid="001090ba"/>
    </style:style>
    <style:style style:name="P31" style:family="paragraph" style:parent-style-name="Heading_20_2">
      <style:text-properties officeooo:rsid="00126ac3" officeooo:paragraph-rsid="00126ac3"/>
    </style:style>
    <style:style style:name="P32" style:family="paragraph" style:parent-style-name="Heading_20_2">
      <style:text-properties officeooo:rsid="00233d1c" officeooo:paragraph-rsid="00233d1c"/>
    </style:style>
    <style:style style:name="P33" style:family="paragraph" style:parent-style-name="Heading_20_2">
      <style:text-properties officeooo:rsid="001fbe88" officeooo:paragraph-rsid="001fbe88"/>
    </style:style>
    <style:style style:name="T1" style:family="text">
      <style:text-properties fo:color="#000000" loext:opacity="100%" fo:font-size="10.5pt" fo:language="de" fo:country="DE" style:font-size-asian="10.5pt"/>
    </style:style>
    <style:style style:name="T2" style:family="text">
      <style:text-properties fo:language="de" fo:country="DE"/>
    </style:style>
    <style:style style:name="T3" style:family="text">
      <style:text-properties fo:language="de" fo:country="DE" officeooo:rsid="001090ba"/>
    </style:style>
    <style:style style:name="T4" style:family="text">
      <style:text-properties fo:language="de" fo:country="DE" style:text-underline-style="solid" style:text-underline-width="auto" style:text-underline-color="font-color"/>
    </style:style>
    <style:style style:name="T5" style:family="text">
      <style:text-properties fo:language="de" fo:country="DE" officeooo:rsid="001fbe88"/>
    </style:style>
    <style:style style:name="T6" style:family="text">
      <style:text-properties fo:language="de" fo:country="DE" officeooo:rsid="002a0a86"/>
    </style:style>
    <style:style style:name="T7" style:family="text">
      <style:text-properties officeooo:rsid="00151fa8"/>
    </style:style>
    <style:style style:name="T8" style:family="text">
      <style:text-properties officeooo:rsid="00159f17"/>
    </style:style>
    <style:style style:name="T9" style:family="text">
      <style:text-properties officeooo:rsid="0015b65a"/>
    </style:style>
    <style:style style:name="T10" style:family="text">
      <style:text-properties officeooo:rsid="0016e9f5"/>
    </style:style>
    <style:style style:name="T11" style:family="text">
      <style:text-properties officeooo:rsid="0017f00f"/>
    </style:style>
    <style:style style:name="T12" style:family="text">
      <style:text-properties officeooo:rsid="00190ac1"/>
    </style:style>
    <style:style style:name="T13" style:family="text">
      <style:text-properties officeooo:rsid="001b0a1f"/>
    </style:style>
    <style:style style:name="T14" style:family="text">
      <style:text-properties officeooo:rsid="001c3e8a"/>
    </style:style>
    <style:style style:name="T15" style:family="text">
      <style:text-properties officeooo:rsid="001dd564"/>
    </style:style>
    <style:style style:name="T16" style:family="text">
      <style:text-properties officeooo:rsid="001fbe88"/>
    </style:style>
    <style:style style:name="T17" style:family="text">
      <style:text-properties officeooo:rsid="00233d1c"/>
    </style:style>
    <style:style style:name="T18" style:family="text">
      <style:text-properties officeooo:rsid="0023b43b"/>
    </style:style>
    <style:style style:name="T19" style:family="text">
      <style:text-properties officeooo:rsid="0024fb6f"/>
    </style:style>
    <style:style style:name="T20" style:family="text">
      <style:text-properties officeooo:rsid="00252cac"/>
    </style:style>
    <style:style style:name="T21" style:family="text">
      <style:text-properties officeooo:rsid="002655b3"/>
    </style:style>
    <style:style style:name="T22" style:family="text">
      <style:text-properties officeooo:rsid="0027ba66"/>
    </style:style>
    <style:style style:name="T23" style:family="text">
      <style:text-properties officeooo:rsid="00283671"/>
    </style:style>
    <style:style style:name="T24" style:family="text">
      <style:text-properties officeooo:rsid="002a0a86"/>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loext:marker-style-name="T2"><text:span text:style-name="T3">Junioraufgabe</text:span><text:span text:style-name="T2"> </text:span><text:span text:style-name="T3">1</text:span><text:span text:style-name="T2">: </text:span><text:span text:style-name="T3">Quadratisch- praktisch-gruen</text:span></text:p>
      <text:p text:style-name="P22" loext:marker-style-name="T2"><text:span text:style-name="T2">Team-ID: 01005</text:span></text:p>
      <text:p text:style-name="P22" loext:marker-style-name="T2"><text:span text:style-name="T2">Team: Jonathan</text:span></text:p>
      <text:p text:style-name="P22" loext:marker-style-name="T2"><text:span text:style-name="T2">Bearbeiter/-innen dieser Aufgabe: Jonathan Salomo</text:span></text:p>
      <text:p text:style-name="P23" loext:marker-style-name="T2"><text:span text:style-name="T2"><text:date style:data-style-name="N41" text:date-value="2024-11-08T07:12:56.530000031">8.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Inhaltsverzeichnis</text:p>
          </text:index-title>
          <text:p text:style-name="P1"><text:a xlink:type="simple" xlink:href="#__RefHeading___Toc2232_4178761632" text:style-name="Index_20_Link" text:visited-style-name="Index_20_Link">Lösungsidee<text:tab/>1</text:a></text:p>
          <text:p text:style-name="P1"><text:a xlink:type="simple" xlink:href="#__RefHeading___Toc2234_4178761632" text:style-name="Index_20_Link" text:visited-style-name="Index_20_Link">Umsetzung<text:tab/>2</text:a></text:p>
          <text:p text:style-name="P1"><text:a xlink:type="simple" xlink:href="#__RefHeading___Toc2236_4178761632" text:style-name="Index_20_Link" text:visited-style-name="Index_20_Link">Beispiele<text:tab/>3</text:a></text:p>
          <text:p text:style-name="P1"><text:a xlink:type="simple" xlink:href="#__RefHeading___Toc2238_4178761632" text:style-name="Index_20_Link" text:visited-style-name="Index_20_Link">Quellcode<text:tab/>29</text:a></text:p>
        </text:index-body>
      </text:table-of-content>
      <text:h text:style-name="P29" text:outline-level="1"/>
      <text:list xml:id="list102930368" text:style-name="WWNum1">
        <text:list-item>
          <text:h text:style-name="Heading_20_1" text:outline-level="1"><text:bookmark-start text:name="__RefHeading___Toc2232_4178761632"/>Lösungsidee<text:bookmark-end text:name="__RefHeading___Toc2232_4178761632"/></text:h>
        </text:list-item>
      </text:list>
      <text:h text:style-name="Heading_20_2" text:outline-level="2">Definition von <text:s/>„so quadratisch wie möglich“</text:h>
      <text:p text:style-name="P4">Ich habe „so quadratisch wie möglich“ so <text:span text:style-name="T8">definiert</text:span>, dass die Differenz der Kantenlängen x und y der Kleingärten so gering wie möglich sein sollte. </text:p>
      <text:p text:style-name="P3">Wenn wir die Aufgabenstellung betrachten fällt auf, das<text:span text:style-name="T24">s</text:span> diese sich in zwei Schritte unterteilen lässt. Der erste hie<text:span text:style-name="T7">r</text:span>von ist die Findung einer Aufteilung in Quadratische Kleingerten, welche so nah wie möglich an der geforderten Menge von </text:p>
      <text:p text:style-name="P3"><draw:frame draw:style-name="fr1" draw:name="Objekt1" text:anchor-type="as-char" svg:y="-0.388cm" svg:width="9.292cm" svg:height="0.512cm" draw:z-index="0"><draw:object xlink:href="./Object 1" xlink:type="simple" xlink:show="embed" xlink:actuate="onLoad"/><draw:image xlink:href="./ObjectReplacements/Object 1" xlink:type="simple" xlink:show="embed" xlink:actuate="onLoad"/></draw:frame></text:p>
      <text:p text:style-name="P20">liegt. Im zweiten Schritt nehmen wir dann diese Aufteilung und verändern diese so, dass sie die geforderte Menge erfüllt. Hierbei sorgen wir dafür, dass <text:span text:style-name="T8">sich die Form der Kleingärten sich nie</text:span> <text:span text:style-name="T8">mehr als unbedingt nötig vom perfekten Quadrat entfernt.</text:span></text:p>
      <text:p text:style-name="P20"/>
      <text:p text:style-name="P20"/>
      <text:p text:style-name="P20"/>
      <text:p text:style-name="P18"/>
      <text:h text:style-name="P31" text:outline-level="2"><text:soft-page-break/>Möglichst gute Quadratische <text:span text:style-name="T8">Aufteilung</text:span> finden</text:h>
      <text:p text:style-name="P5">Um eine möglichst gute Quadratische Aufteilung zu finden will ich als erstes alle möglichen gemeinsamen Teiler der Seitenlängen bestimmen, da x und y jeder Aufteilung, die aus perfekten Quadraten besteht, gleich <text:span text:style-name="T9">und ein Teiler der jeweiligen Seitenlänge sein muss. Somit kann diese </text:span><text:span text:style-name="T11">Z</text:span><text:span text:style-name="T9">ahl nur ein gemeinsamer Teiler der Seitenlängen sein. </text:span></text:p>
      <text:p text:style-name="P6">Um all diese Teiler zu finden wende ich zuerst den euklidischen Algorithmus auf die zwei Seitenlängen an. Dieser berechnet den gr<text:span text:style-name="T10">ö</text:span>ßten gemeinsamen Teiler iterativ. </text:p>
      <text:p text:style-name="P7">Nun berechne ich alle Teiler dieser Zahl, da dies<text:span text:style-name="T11">e</text:span> alle gemeinsamen Teiler der zwei ursprünglichen Zahlen sind. </text:p>
      <text:p text:style-name="P8">Mein Teiler für eine möglichst gute Quadratische Aufteilung ist nun entweder der größte, der eine perfekte Lösung ist, also <text:span text:style-name="T11">zu </text:span>eine<text:span text:style-name="T11">r</text:span> Aufteilung mit bis zu 10% mehr Kleingärten <text:span text:style-name="T11">führt</text:span>, oder der größte der für genug Kleingärten für alle Interessenten sorgt. </text:p>
      <text:h text:style-name="P31" text:outline-level="2"><text:bookmark-start text:name="__RefHeading___Toc19992_1016174056"/>Anpassung der Kleingärten an die Anzahl an Interessenten<text:bookmark-end text:name="__RefHeading___Toc19992_1016174056"/></text:h>
      <text:p text:style-name="P8">Wenn es keine perfekt Lösung gibt schaue ich nun <text:span text:style-name="T11">ob</text:span> mehr oder weniger Kleingärten benötigt werden. <text:span text:style-name="T11">Daraufhin passe ich die Seitenlängen in möglichst kleinen Schritten an bis die Anzahl der Kleingärten die vorgegebene Bedingung erfüllt. </text:span></text:p>
      <text:p text:style-name="P9">Hierbei gehe ich so vor das ich <text:span text:style-name="T12">die Längere der beiden Seitenlängen verkleinere wenn ich die Menge an Kleingärten reduzieren will und die kürzere vergrößere wenn </text:span><text:span text:style-name="T13">ich die Menge an Kleingärten erhöhen will. Ich erhöhe und reduziere die Längen der Kleingärten immer genau so das einer mehr oder weniger in der jeweiligen Länge auf das </text:span><text:span text:style-name="T14">Grundstück</text:span><text:span text:style-name="T13"> passt. </text:span></text:p>
      <text:p text:style-name="P9"><draw:frame draw:style-name="fr1" draw:name="Objekt2" text:anchor-type="as-char" svg:y="-0.388cm" svg:width="5.398cm" svg:height="0.543cm" draw:z-index="1"><draw:object xlink:href="./Object 2" xlink:type="simple" xlink:show="embed" xlink:actuate="onLoad"/><draw:image xlink:href="./ObjectReplacements/Object 2" xlink:type="simple" xlink:show="embed" xlink:actuate="onLoad"/></draw:frame></text:p>
      <text:p text:style-name="P10">Nun verhindere ich immer, dass nach einem Schritt bei dem <draw:frame draw:style-name="fr1" draw:name="Objekt3" text:anchor-type="as-char" svg:y="-0.379cm" svg:width="0.235cm" svg:height="0.471cm" draw:z-index="2"><draw:object xlink:href="./Object 3" xlink:type="simple" xlink:show="embed" xlink:actuate="onLoad"/><draw:image xlink:href="./ObjectReplacements/Object 3" xlink:type="simple" xlink:show="embed" xlink:actuate="onLoad"/></draw:frame><text:s/>erhört wurde <draw:frame draw:style-name="fr1" draw:name="Objekt4" text:anchor-type="as-char" svg:y="-0.379cm" svg:width="0.235cm" svg:height="0.471cm" draw:z-index="3"><draw:object xlink:href="./Object 4" xlink:type="simple" xlink:show="embed" xlink:actuate="onLoad"/><draw:image xlink:href="./ObjectReplacements/Object 4" xlink:type="simple" xlink:show="embed" xlink:actuate="onLoad"/></draw:frame><text:s/>gleich wieder reduziert werden kann, da das Programm sonst niemals terminieren würde. </text:p>
      <text:p text:style-name="P10">Dieses Vorgehen kann nun aber dafür sorgen das das Programm erst <draw:frame draw:style-name="fr1" draw:name="Objekt5" text:anchor-type="as-char" svg:y="-0.379cm" svg:width="0.235cm" svg:height="0.471cm" draw:z-index="4"><draw:object xlink:href="./Object 5" xlink:type="simple" xlink:show="embed" xlink:actuate="onLoad"/><draw:image xlink:href="./ObjectReplacements/Object 5" xlink:type="simple" xlink:show="embed" xlink:actuate="onLoad"/></draw:frame><text:s/>erhöht dann <draw:frame draw:style-name="fr1" draw:name="Objekt6" text:anchor-type="as-char" svg:y="-0.379cm" svg:width="0.27cm" svg:height="0.471cm" draw:z-index="5"><draw:object xlink:href="./Object 6" xlink:type="simple" xlink:show="embed" xlink:actuate="onLoad"/><draw:image xlink:href="./ObjectReplacements/Object 6" xlink:type="simple" xlink:show="embed" xlink:actuate="onLoad"/></draw:frame><text:s/>reduziert und direkt danach <draw:frame draw:style-name="fr1" draw:name="Objekt7" text:anchor-type="as-char" svg:y="-0.379cm" svg:width="0.235cm" svg:height="0.471cm" draw:z-index="6"><draw:object xlink:href="./Object 7" xlink:type="simple" xlink:show="embed" xlink:actuate="onLoad"/><draw:image xlink:href="./ObjectReplacements/Object 7" xlink:type="simple" xlink:show="embed" xlink:actuate="onLoad"/></draw:frame><text:s/><text:span text:style-name="T15">reduziert so wie </text:span><text:span text:style-name="T15"><draw:frame draw:style-name="fr1" draw:name="Objekt8" text:anchor-type="as-char" svg:y="-0.379cm" svg:width="0.27cm" svg:height="0.471cm" draw:z-index="7"><draw:object xlink:href="./Object 8" xlink:type="simple" xlink:show="embed" xlink:actuate="onLoad"/><draw:image xlink:href="./ObjectReplacements/Object 8" xlink:type="simple" xlink:show="embed" xlink:actuate="onLoad"/></draw:frame></text:span><text:span text:style-name="T15"><text:s/>erhöht, was wieder dafür sorgt das das Programm nicht terminiert. </text:span></text:p>
      <text:p text:style-name="P11">Nun kann man aber feststellen, dass es niemals Sinn macht <draw:frame draw:style-name="fr1" draw:name="Objekt9" text:anchor-type="as-char" svg:y="-0.379cm" svg:width="0.235cm" svg:height="0.471cm" draw:z-index="8"><draw:object xlink:href="./Object 9" xlink:type="simple" xlink:show="embed" xlink:actuate="onLoad"/><draw:image xlink:href="./ObjectReplacements/Object 9" xlink:type="simple" xlink:show="embed" xlink:actuate="onLoad"/></draw:frame><text:s/>oder <draw:frame draw:style-name="fr1" draw:name="Objekt10" text:anchor-type="as-char" svg:y="-0.379cm" svg:width="0.27cm" svg:height="0.471cm" draw:z-index="9"><draw:object xlink:href="./Object 10" xlink:type="simple" xlink:show="embed" xlink:actuate="onLoad"/><draw:image xlink:href="./ObjectReplacements/Object 10" xlink:type="simple" xlink:show="embed" xlink:actuate="onLoad"/></draw:frame><text:s/>erst zu reduzieren nur um es danach wieder zu erhöhen, <text:span text:style-name="T16">da wir ja immer in den kleinstmöglichen Schritten arbeiten</text:span>. Deshalb mache ich dieses Verhalten unmöglich. </text:p>
      <text:p text:style-name="P11">Dies erreiche ich dadurch das ich erst nach dem Kriterium der Länge von <draw:frame draw:style-name="fr1" draw:name="Objekt11" text:anchor-type="as-char" svg:y="-0.379cm" svg:width="0.235cm" svg:height="0.471cm" draw:z-index="10"><draw:object xlink:href="./Object 11" xlink:type="simple" xlink:show="embed" xlink:actuate="onLoad"/><draw:image xlink:href="./ObjectReplacements/Object 11" xlink:type="simple" xlink:show="embed" xlink:actuate="onLoad"/></draw:frame><text:s/>oder <draw:frame draw:style-name="fr1" draw:name="Objekt12" text:anchor-type="as-char" svg:y="-0.379cm" svg:width="0.27cm" svg:height="0.471cm" draw:z-index="11"><draw:object xlink:href="./Object 12" xlink:type="simple" xlink:show="embed" xlink:actuate="onLoad"/><draw:image xlink:href="./ObjectReplacements/Object 12" xlink:type="simple" xlink:show="embed" xlink:actuate="onLoad"/></draw:frame><text:s/>versuche diese zu verändern und wenn das zu keinem Ergebnis führt noch überprüfe auf welcher der zwei Seiten mehr Kleingärten in das Grundstück passen un<text:span text:style-name="T16">d verändere diese als erste. </text:span></text:p>
      <text:p text:style-name="P11"/>
      <text:p text:style-name="P11"/>
      <text:p text:style-name="P11"/>
      <text:list xml:id="list71257509433486" text:continue-numbering="true" text:style-name="WWNum1">
        <text:list-item>
          <text:h text:style-name="P30" text:outline-level="1" loext:marker-style-name="T2"><text:bookmark-start text:name="__RefHeading___Toc2234_4178761632"/><text:soft-page-break/><text:span text:style-name="T2">Umsetzung</text:span><text:bookmark-end text:name="__RefHeading___Toc2234_4178761632"/></text:h>
        </text:list-item>
      </text:list>
      <text:p text:style-name="P24" loext:marker-style-name="T2"><text:span text:style-name="T2">Mein Programm habe ich in Java geschrieben und so </text:span><text:span text:style-name="T4">meine eigene</text:span><text:span text:style-name="T2"> Sandart Klasse zum einlesen der Datei verwendet. </text:span></text:p>
      <text:p text:style-name="P25" loext:marker-style-name="T2"><text:span text:style-name="T5">Zur späteren Verwendung breche ich als erstes die obere Grenze der Interessenten. Diese speichere ich, wie auch alle anderen Komma zahlen als </text:span><text:span text:style-name="T6">dobel</text:span><text:span text:style-name="T5">. </text:span><text:span text:style-name="T6">Diese Speicherung gibt mir eine sehr hohe Genauigkeit, jedoch kann es am Ende durch den iterativen Ansatz einen kleinen Fehler geben der sich daran zeigt dass die Kleingärten nicht mehr perfekt auf das Grundstück passen. Das Verhalten ist mit der Verwendung des Dezimalsystems auch nicht zu unterbinden, da Perioden und irrationale Zahlen sich nie exakt darstellen lassen. Jedoch entsteht dieser Fehler erst bei so großen Zahlen und ist so klein, dass die Vermessung von Grundstücken nach deutschem Recht weniger Akkurat ist. Aus diesem Grund ist es in dieser Anwendung nicht nötig genauer zu sein und ich habe mich mit der Genauigkeit zufrieden gegeben.</text:span></text:p>
      <text:p text:style-name="P13" loext:marker-style-name="T2"><text:span text:style-name="T5">D</text:span><text:span text:style-name="T2">anach rufe ich in einer anderen Klasse den euklidischen Algorithmus auf die zwei Eingaben auf.</text:span></text:p>
      <text:h text:style-name="P31" text:outline-level="2">Euklidischer Algorithmus</text:h>
      <text:p text:style-name="P13">Hier suche ich mir zu Umsetzung des Algorithmus erst durch eine einfach if-Schleife die größere der beiden Zahlen <draw:frame draw:style-name="fr1" draw:name="Objekt14" text:anchor-type="as-char" svg:y="-0.379cm" svg:width="0.228cm" svg:height="0.471cm" draw:z-index="13"><draw:object xlink:href="./Object 14" xlink:type="simple" xlink:show="embed" xlink:actuate="onLoad"/><draw:image xlink:href="./ObjectReplacements/Object 14" xlink:type="simple" xlink:show="embed" xlink:actuate="onLoad"/></draw:frame>. Dann verwende ich eine while-schleife für den eigentlichen Algorithmus die solange läuft bis die am Anfang kleinere Zahl <draw:frame draw:style-name="fr1" draw:name="Objekt13" text:anchor-type="as-char" svg:y="-0.379cm" svg:width="0.229cm" svg:height="0.471cm" draw:z-index="12"><draw:object xlink:href="./Object 13" xlink:type="simple" xlink:show="embed" xlink:actuate="onLoad"/><draw:image xlink:href="./ObjectReplacements/Object 13" xlink:type="simple" xlink:show="embed" xlink:actuate="onLoad"/></draw:frame><text:s/>= 0 ist. In dieser Schleife setze ich <draw:frame draw:style-name="fr1" draw:name="Objekt15" text:anchor-type="as-char" svg:y="-0.379cm" svg:width="0.229cm" svg:height="0.471cm" draw:z-index="14"><draw:object xlink:href="./Object 15" xlink:type="simple" xlink:show="embed" xlink:actuate="onLoad"/><draw:image xlink:href="./ObjectReplacements/Object 15" xlink:type="simple" xlink:show="embed" xlink:actuate="onLoad"/></draw:frame><text:s/>auf das modulo von <draw:frame draw:style-name="fr1" draw:name="Objekt16" text:anchor-type="as-char" svg:y="-0.379cm" svg:width="1.302cm" svg:height="0.471cm" draw:z-index="15"><draw:object xlink:href="./Object 16" xlink:type="simple" xlink:show="embed" xlink:actuate="onLoad"/><draw:image xlink:href="./ObjectReplacements/Object 16" xlink:type="simple" xlink:show="embed" xlink:actuate="onLoad"/></draw:frame><text:s/>und <draw:frame draw:style-name="fr1" draw:name="Objekt17" text:anchor-type="as-char" svg:y="-0.379cm" svg:width="0.228cm" svg:height="0.471cm" draw:z-index="16"><draw:object xlink:href="./Object 17" xlink:type="simple" xlink:show="embed" xlink:actuate="onLoad"/><draw:image xlink:href="./ObjectReplacements/Object 17" xlink:type="simple" xlink:show="embed" xlink:actuate="onLoad"/></draw:frame><text:s/>dann auf d<text:span text:style-name="T17">en Wert von </text:span><text:span text:style-name="T17"><draw:frame draw:style-name="fr1" draw:name="Objekt18" text:anchor-type="as-char" svg:y="-0.379cm" svg:width="0.229cm" svg:height="0.471cm" draw:z-index="17"><draw:object xlink:href="./Object 18" xlink:type="simple" xlink:show="embed" xlink:actuate="onLoad"/><draw:image xlink:href="./ObjectReplacements/Object 18" xlink:type="simple" xlink:show="embed" xlink:actuate="onLoad"/></draw:frame></text:span><text:span text:style-name="T17"><text:s/>am Anfang des Schleifendurchlaufs gesetzt.</text:span></text:p>
      <text:h text:style-name="P32" text:outline-level="2">Finde<text:span text:style-name="T18">n</text:span> der restlichen gemeinsamen Teiler <text:span text:style-name="T18">und des sinnvollsten</text:span></text:h>
      <text:p text:style-name="P12">Um nun alle weiteren gemeinsamen Teiler zu finde<text:span text:style-name="T18">n schaue ich mir nun einmal alle Zahlen von 1 bis zur Wurzel des ggT an und Speicher diese, so wie den ggT durch diese Zahl, als einen gemeinsamen Teiler. Dies ist effizienter als dies für alle Zahlen von 1 bis zum ggT zu prüfen. </text:span></text:p>
      <text:p text:style-name="P14">Um die gemeinsamen Teiler zu speichern verwende ich eine ArrayList, da diese mit ermöglicht keine feste Größe zu haben und stattdessen dynamisch Speicher zuweist. Für die spätere Verarbeitung übertrage ich die Werte aus dieser zur Rückgabe in ein einfaches Array.</text:p>
      <text:p text:style-name="P14">Um nun den sinnvollsten gemeinsamen Teiler nach dem oben erklärten Konzept festzustellen <text:span text:style-name="T19">prüfe ich nun für alle gemeinsamen Teiler, mithilfe einer if-Abfrage ob sie entweder eine perfekte Lösung verursachen oder der nächst größere nicht mehr genug Kleingärten verursachen würde um die Interessenten zufriedenzustellen. Diesen speicher ich dann für meine vorläufige Aufteilung. </text:span></text:p>
      <text:p text:style-name="P15">Damit auch der letzte Teiler im Array ohne eine Exception auszulösen aufgerufen werden kann wird wann auch immer die if-Abfrage eine Exception auslöst der der aktuelle wert verwendet. Dies <text:span text:style-name="T20">macht Sinn, da wenn es keinen weiten Teiler gibt es auch keinen besseren Teiler geben kann.</text:span></text:p>
      <text:h text:style-name="P33" text:outline-level="2">Anpassung zur Lösung</text:h>
      <text:p text:style-name="P16">Nun passe ich die Seitenlängen der Kleingärten durch eine while-Schleife so lange an bis die Anzahl der Kleingärten im gewünschten Bereich liegt. </text:p>
      <text:p text:style-name="P16"><text:soft-page-break/>Innerhalb dieser While-Schleife befinde<text:span text:style-name="T21">n</text:span> sich zur Umsetzung der <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span text:style-name="T21">oben</text:span> erklärten <text:span text:style-name="T21">Taktik einige verschachtelte if-Abfragen. Beginnen tue ich mit Abfrage ob ich die M</text:span><text:span text:style-name="T23">en</text:span><text:span text:style-name="T21">ge an Kielgärten erhöhen oder senken muss. Danach gibt es eine if- elseif-Abfrage mit vier Optionen. Die ersten zwei schauen jeweils welche Seite der Kleingärten größer </text:span><text:span text:style-name="T22">Beziehungsweise kleiner ist und verändern die passende. Dies wird durch weiter Bedingungen aber nur erlaubt wenn, dass die beim ersten Durchlauf gespeicherte Richtung verwenden wird. Die nächsten zwei elseif-Abfragen prüfen welche Grundstückseite größer ist und stellen so sicher das immer etwas verändert wird, da das Programm sonst nicht terminieren würde. </text:span></text:p>
      <text:p text:style-name="P19">Dies wird durch die wihle-Schleife so lange ausgeführt, bis eine Lösung gefunden wurde. Diese wird dann ausgegeben.</text:p>
      <text:p text:style-name="P17"><text:span text:style-name="T2"/></text:p>
      <text:list text:continue-numbering="true" text:style-name="WWNum1">
        <text:list-item>
          <text:h text:style-name="P30" text:outline-level="1" loext:marker-style-name="T2"><text:span text:style-name="T2">Beispiele</text:span></text:h>
        </text:list-item>
      </text:list>
      <text:p text:style-name="P27" loext:marker-style-name="T2"><text:span text:style-name="T2"/></text:p>
      <text:p text:style-name="P28" loext:marker-style-name="T2"/>
      <text:h text:style-name="P29" text:outline-level="1" loext:marker-style-name="T2"><text:bookmark-start text:name="__RefHeading___Toc2238_4178761632"/><text:span text:style-name="T2">Quellcode</text:span><text:bookmark-end text:name="__RefHeading___Toc2238_4178761632"/></text:h>
      <text:p text:style-name="P27" loext:marker-style-name="T2"><text:span text:style-name="Source_20_Tex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24.2.5.2$Windows_X86_64 LibreOffice_project/bffef4ea93e59bebbeaf7f431bb02b1a39ee8a59</meta:generator>
    <dc:date>2024-11-08T07:12:56.379000000</dc:date>
    <meta:editing-duration>PT2H53M51S</meta:editing-duration>
    <meta:editing-cycles>10</meta:editing-cycles>
    <meta:document-statistic meta:table-count="0" meta:image-count="0" meta:object-count="18" meta:page-count="4" meta:paragraph-count="47" meta:word-count="1061" meta:character-count="6949" meta:non-whitespace-character-count="5899"/>
  </office:meta>
</office:document-meta>
</file>

<file path=Object 1/content.xml><?xml version="1.0" encoding="utf-8"?>
<math xmlns="http://www.w3.org/1998/Math/MathML" display="block">
  <semantics>
    <mrow>
      <mi mathvariant="italic">Interessenten</mi>
      <mo stretchy="false">−</mo>
      <mrow>
        <mo fence="true" form="prefix" stretchy="false">[</mo>
        <mrow>
          <mrow>
            <mi mathvariant="italic">Interesenten</mi>
            <mo stretchy="false">+</mo>
            <mrow>
              <mo fence="true" form="prefix" stretchy="false">(</mo>
              <mrow>
                <mrow>
                  <mi mathvariant="italic">Interesenten</mi>
                  <mo stretchy="false">÷</mo>
                  <mn>100</mn>
                  <mo stretchy="false">⋅</mo>
                  <mn>10</mn>
                </mrow>
              </mrow>
              <mo fence="true" form="postfix" stretchy="false">)</mo>
            </mrow>
          </mrow>
        </mrow>
        <mo fence="true" form="postfix" stretchy="false">]</mo>
      </mrow>
    </mrow>
    <annotation encoding="StarMath 5.0">{  Interessenten - [ { Interesenten + ( Interesenten div 100 cdot 10) } ] }</annotation>
  </semantics>
</math>
</file>

<file path=Object 10/content.xml><?xml version="1.0" encoding="utf-8"?>
<math xmlns="http://www.w3.org/1998/Math/MathML" display="block">
  <semantics>
    <mrow>
      <mi>y</mi>
    </mrow>
    <annotation encoding="StarMath 5.0">y</annotation>
  </semantics>
</math>
</file>

<file path=Object 11/content.xml><?xml version="1.0" encoding="utf-8"?>
<math xmlns="http://www.w3.org/1998/Math/MathML" display="block">
  <semantics>
    <mrow>
      <mi>x</mi>
    </mrow>
    <annotation encoding="StarMath 5.0">x</annotation>
  </semantics>
</math>
</file>

<file path=Object 12/content.xml><?xml version="1.0" encoding="utf-8"?>
<math xmlns="http://www.w3.org/1998/Math/MathML" display="block">
  <semantics>
    <mrow>
      <mi>y</mi>
    </mrow>
    <annotation encoding="StarMath 5.0">y</annotation>
  </semantics>
</math>
</file>

<file path=Object 13/content.xml><?xml version="1.0" encoding="utf-8"?>
<math xmlns="http://www.w3.org/1998/Math/MathML" display="block">
  <semantics>
    <mrow>
      <mi>b</mi>
    </mrow>
    <annotation encoding="StarMath 5.0">b</annotation>
  </semantics>
</math>
</file>

<file path=Object 14/content.xml><?xml version="1.0" encoding="utf-8"?>
<math xmlns="http://www.w3.org/1998/Math/MathML" display="block">
  <semantics>
    <mrow>
      <mi>a</mi>
    </mrow>
    <annotation encoding="StarMath 5.0">a</annotation>
  </semantics>
</math>
</file>

<file path=Object 15/content.xml><?xml version="1.0" encoding="utf-8"?>
<math xmlns="http://www.w3.org/1998/Math/MathML" display="block">
  <semantics>
    <mrow>
      <mi>b</mi>
    </mrow>
    <annotation encoding="StarMath 5.0">b</annotation>
  </semantics>
</math>
</file>

<file path=Object 16/content.xml><?xml version="1.0" encoding="utf-8"?>
<math xmlns="http://www.w3.org/1998/Math/MathML" display="block">
  <semantics>
    <mrow>
      <mi>a</mi>
      <mi mathvariant="italic">mod</mi>
      <mi>b</mi>
    </mrow>
    <annotation encoding="StarMath 5.0">a mod b</annotation>
  </semantics>
</math>
</file>

<file path=Object 17/content.xml><?xml version="1.0" encoding="utf-8"?>
<math xmlns="http://www.w3.org/1998/Math/MathML" display="block">
  <semantics>
    <mrow>
      <mi>a</mi>
    </mrow>
    <annotation encoding="StarMath 5.0">a</annotation>
  </semantics>
</math>
</file>

<file path=Object 18/content.xml><?xml version="1.0" encoding="utf-8"?>
<math xmlns="http://www.w3.org/1998/Math/MathML" display="block">
  <semantics>
    <mrow>
      <mi>b</mi>
    </mrow>
    <annotation encoding="StarMath 5.0">b</annotation>
  </semantics>
</math>
</file>

<file path=Object 2/content.xml><?xml version="1.0" encoding="utf-8"?>
<math xmlns="http://www.w3.org/1998/Math/MathML" display="block">
  <semantics>
    <mrow>
      <msub>
        <mi>x</mi>
        <mi mathvariant="italic">neu</mi>
      </msub>
      <mo stretchy="false">=</mo>
      <mrow>
        <msub>
          <mi>x</mi>
          <mi mathvariant="italic">alt</mi>
        </msub>
        <mo stretchy="false">+</mo>
        <mrow>
          <mo fence="true" form="prefix" stretchy="false">[</mo>
          <mrow>
            <mrow>
              <msub>
                <mi>x</mi>
                <mi mathvariant="italic">alt</mi>
              </msub>
              <mo stretchy="false">÷</mo>
              <mrow>
                <mo fence="true" form="prefix" stretchy="false">(</mo>
                <mrow>
                  <mrow>
                    <mrow>
                      <mo fence="true" form="prefix" stretchy="false">(</mo>
                      <mrow>
                        <mrow>
                          <mi mathvariant="italic">gx</mi>
                          <mo stretchy="false">÷</mo>
                          <msub>
                            <mi>x</mi>
                            <mi mathvariant="italic">alt</mi>
                          </msub>
                        </mrow>
                      </mrow>
                      <mo fence="true" form="postfix" stretchy="false">)</mo>
                    </mrow>
                    <mo stretchy="false">+</mo>
                    <mn>1</mn>
                  </mrow>
                </mrow>
                <mo fence="true" form="postfix" stretchy="false">)</mo>
              </mrow>
            </mrow>
          </mrow>
          <mo fence="true" form="postfix" stretchy="false">]</mo>
        </mrow>
      </mrow>
    </mrow>
    <annotation encoding="StarMath 5.0">x _ neu = x_alt + [ x_alt div ((gx div x_ alt)+1)]</annotation>
  </semantics>
</math>
</file>

<file path=Object 3/content.xml><?xml version="1.0" encoding="utf-8"?>
<math xmlns="http://www.w3.org/1998/Math/MathML" display="block">
  <semantics>
    <mrow>
      <mi>x</mi>
    </mrow>
    <annotation encoding="StarMath 5.0">x</annotation>
  </semantics>
</math>
</file>

<file path=Object 4/content.xml><?xml version="1.0" encoding="utf-8"?>
<math xmlns="http://www.w3.org/1998/Math/MathML" display="block">
  <semantics>
    <mrow>
      <mi>x</mi>
    </mrow>
    <annotation encoding="StarMath 5.0">x</annotation>
  </semantics>
</math>
</file>

<file path=Object 5/content.xml><?xml version="1.0" encoding="utf-8"?>
<math xmlns="http://www.w3.org/1998/Math/MathML" display="block">
  <semantics>
    <mrow>
      <mi>x</mi>
    </mrow>
    <annotation encoding="StarMath 5.0">x</annotation>
  </semantics>
</math>
</file>

<file path=Object 6/content.xml><?xml version="1.0" encoding="utf-8"?>
<math xmlns="http://www.w3.org/1998/Math/MathML" display="block">
  <semantics>
    <mrow>
      <mi>y</mi>
    </mrow>
    <annotation encoding="StarMath 5.0">y</annotation>
  </semantics>
</math>
</file>

<file path=Object 7/content.xml><?xml version="1.0" encoding="utf-8"?>
<math xmlns="http://www.w3.org/1998/Math/MathML" display="block">
  <semantics>
    <mrow>
      <mi>x</mi>
    </mrow>
    <annotation encoding="StarMath 5.0">x</annotation>
  </semantics>
</math>
</file>

<file path=Object 8/content.xml><?xml version="1.0" encoding="utf-8"?>
<math xmlns="http://www.w3.org/1998/Math/MathML" display="block">
  <semantics>
    <mrow>
      <mi>y</mi>
    </mrow>
    <annotation encoding="StarMath 5.0">y</annotation>
  </semantics>
</math>
</file>

<file path=Object 9/content.xml><?xml version="1.0" encoding="utf-8"?>
<math xmlns="http://www.w3.org/1998/Math/MathML" display="block">
  <semantics>
    <mrow>
      <mi>x</mi>
    </mrow>
    <annotation encoding="StarMath 5.0">x</annotation>
  </semantics>
</math>
</file>